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9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general_5f_statistics">
      <style:table-properties table:display="true" style:writing-mode="lr-tb"/>
    </style:style>
    <style:style style:name="ce20" style:family="table-cell" style:parent-style-name="Default">
      <style:table-cell-properties fo:background-color="#b7b7b7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_statistic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20" office:value-type="string" calcext:value-type="string">
            <text:p>ID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LINK</text:p>
          </table:table-cell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N_CLASS</text:p>
          </table:table-cell>
          <table:table-cell table:style-name="ce11" office:value-type="string" calcext:value-type="string">
            <text:p>N_MUTATED_CLASS</text:p>
          </table:table-cell>
          <table:table-cell table:style-name="ce11" office:value-type="string" calcext:value-type="string">
            <text:p>N_MUTANTS_GEN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APP_1</text:p>
          </table:table-cell>
          <table:table-cell table:style-name="ce23" office:value-type="string" calcext:value-type="string">
            <text:p>a2dpvolume</text:p>
          </table:table-cell>
          <table:table-cell table:style-name="ce24" office:value-type="string" calcext:value-type="string">
            <text:p><text:a xlink:href="https://github.com/jroal/a2dpvolume/" xlink:type="simple">https://github.com/jroal/a2dpvolume/</text:a></text:p>
          </table:table-cell>
          <table:table-cell table:style-name="ce8" office:value-type="string" calcext:value-type="string">
            <text:p>Bluetooth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" calcext:value-type="float">
            <text:p>7</text:p>
          </table:table-cell>
          <table:table-cell table:style-name="ce27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APP_2</text:p>
          </table:table-cell>
          <table:table-cell table:style-name="ce23" office:value-type="string" calcext:value-type="string">
            <text:p>runnerup</text:p>
          </table:table-cell>
          <table:table-cell table:style-name="ce24" office:value-type="string" calcext:value-type="string">
            <text:p><text:a xlink:href="https://github.com/jonasoreland/runnerup" xlink:type="simple">https://github.com/jonasoreland/runnerup</text:a>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2" calcext:value-type="float">
            <text:p>12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1:44:37.710887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_5f_statistics" style:display-name="PageStyle_general_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ation_5f_info_5f_app1_5f_minimum" style:display-name="PageStyle_mutation_info_app1_minim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ation_5f_info_5f_app2_5f_minimum" style:display-name="PageStyle_mutation_info_app2_minim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_5f_per_5f_ops_5f_app1" style:display-name="PageStyle_statistic_per_ops_ap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op" style:display-name="PageStyle_haz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op_5f_description" style:display-name="PageStyle_hazop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ronym" style:display-name="PageStyle_acrony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15T11:49:25.573211218</dc:date>
    <meta:editing-duration>PT4M46S</meta:editing-duration>
    <meta:editing-cycles>4</meta:editing-cycles>
    <meta:document-statistic meta:table-count="1" meta:cell-count="21" meta:object-count="0"/>
  </office:meta>
</office:document-meta>
</file>